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Table_20_Contents">
      <style:text-properties fo:font-weight="normal" officeooo:rsid="0009ec19" officeooo:paragraph-rsid="0009ec19" style:font-weight-asian="normal" style:font-weight-complex="normal"/>
    </style:style>
    <style:style style:name="P9" style:family="paragraph" style:parent-style-name="Table_20_Contents">
      <style:text-properties officeooo:rsid="000a5808" officeooo:paragraph-rsid="000a5808"/>
    </style:style>
    <style:style style:name="P10" style:family="paragraph" style:parent-style-name="Table_20_Contents">
      <style:text-properties officeooo:rsid="000c4d66" officeooo:paragraph-rsid="000c4d66"/>
    </style:style>
    <style:style style:name="P11" style:family="paragraph" style:parent-style-name="Table_20_Contents">
      <style:text-properties officeooo:rsid="000d4553" officeooo:paragraph-rsid="000d4553"/>
    </style:style>
    <style:style style:name="P12" style:family="paragraph" style:parent-style-name="Heading_20_1">
      <style:text-properties officeooo:rsid="000956e8" officeooo:paragraph-rsid="000956e8"/>
    </style:style>
    <style:style style:name="P13" style:family="paragraph" style:parent-style-name="Heading_20_1">
      <style:paragraph-properties fo:break-before="page"/>
      <style:text-properties officeooo:rsid="000956e8" officeooo:paragraph-rsid="000956e8"/>
    </style:style>
    <style:style style:name="P14" style:family="paragraph" style:parent-style-name="Table_20_Contents">
      <style:text-properties officeooo:rsid="000ff002" officeooo:paragraph-rsid="000ff002"/>
    </style:style>
    <style:style style:name="P15" style:family="paragraph" style:parent-style-name="Text_20_body">
      <style:text-properties officeooo:rsid="000f0e15" officeooo:paragraph-rsid="000f0e15"/>
    </style:style>
    <style:style style:name="P16" style:family="paragraph" style:parent-style-name="Text_20_body">
      <style:text-properties officeooo:rsid="000956e8" officeooo:paragraph-rsid="000956e8"/>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12"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8"><text:s text:c="4"/>instrucciones;</text:p>
            <text:p text:style-name="P8">}</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8"/>
            <text:p text:style-name="P8">No se usa el nombre del parámetro ya que solo estamos definiendo la función.</text:p>
          </table:table-cell>
        </table:table-row>
        <table:table-row>
          <table:table-cell table:style-name="Tabla1.A1" office:value-type="string">
            <text:p text:style-name="P9">Rand()</text:p>
          </table:table-cell>
          <table:table-cell table:style-name="Tabla1.A1" office:value-type="string">
            <text:p text:style-name="P9">Genera una serie de números aleatorios entre 0 y RAND_MAX</text:p>
          </table:table-cell>
        </table:table-row>
        <table:table-row>
          <table:table-cell table:style-name="Tabla1.A1" office:value-type="string">
            <text:p text:style-name="P9">srand()</text:p>
          </table:table-cell>
          <table:table-cell table:style-name="Tabla1.A1" office:value-type="string">
            <text:p text:style-name="P9">Proporciona una semilla para poder generar números aleatorios, si no se coloca una semilla o se coloca la misma, se generarán la misma secuencia de números. Es llamada solo una vez para posteriormente generar los números aleatorios con rand().</text:p>
          </table:table-cell>
        </table:table-row>
        <table:table-row>
          <table:table-cell table:style-name="Tabla1.A1" office:value-type="string">
            <text:p text:style-name="P9">Time()</text:p>
          </table:table-cell>
          <table:table-cell table:style-name="Tabla1.A1" office:value-type="string">
            <text:p text:style-name="P9">Función para leer el tiempo, con NULL la computadora lee el tiempo del reloj interno de la computadora en segundos.</text:p>
          </table:table-cell>
        </table:table-row>
        <text:soft-page-break/>
        <table:table-row>
          <table:table-cell table:style-name="Tabla1.A1" office:value-type="string">
            <text:p text:style-name="P10">Escalamiento</text:p>
          </table:table-cell>
          <table:table-cell table:style-name="Tabla1.A1" office:value-type="string">
            <text:p text:style-name="P10">Acción de ajustar los números aleatorios generados para poder estar dentro de cierto rango.</text:p>
            <text:p text:style-name="P10">rand()/RAND-MAX → 0.0 – 1.0</text:p>
            <text:p text:style-name="P10">rand()%N → 0 – N-1</text:p>
            <text:p text:style-name="P10">1+rand()%N → 0 – N</text:p>
            <text:p text:style-name="P10">a+rand() % (b+1-a) → a - b</text:p>
          </table:table-cell>
        </table:table-row>
        <table:table-row>
          <table:table-cell table:style-name="Tabla1.A1" office:value-type="string">
            <text:p text:style-name="P11">Resudio de las potencias</text:p>
          </table:table-cell>
          <table:table-cell table:style-name="Tabla1.A1" office:value-type="string">
            <text:p text:style-name="P11">Se empieza con un número de n dígitos como semilla.</text:p>
            <text:p text:style-name="P11">La semilla se multiplica por 10exp(n/2-3)</text:p>
            <text:p text:style-name="P11">Usar los n dígitos inferiores del resultado.</text:p>
            <text:p text:style-name="P11">El residuo produce una nueva semilla.</text:p>
            <text:p text:style-name="P11">5x10exp(n-2) numeros “aleatorios”</text:p>
          </table:table-cell>
        </table:table-row>
      </table:table>
      <text:p text:style-name="P2">Resumen:</text:p>
      <text:p text:style-name="P15">Para poder devolver múltiples valores se pueden pasar parámetros de referencia para poder ingresar los valores en esas respectivas variables. </text:p>
      <text:p text:style-name="P15">Tipo de datos &amp;variable, es la referencia a una variable</text:p>
      <text:p text:style-name="P15">Funciones inline es código que es reemplazado dentro de donde son colocadas, se realiza para reducir espacio de almacenamiento. Inline &lt;tipo de datos&gt; nombre (parametros)</text:p>
      <text:p text:style-name="P15">Rand () entre 0 y RAND_MAX</text:p>
      <text:p text:style-name="P15">srand() se coloca la semila</text:p>
      <text:p text:style-name="P15">Time() leer el tiempo de la pc, NULL para ver el tiempo actual en segundos</text:p>
      <text:p text:style-name="P15">Escalamiento, para poder ajustar los números generados según las necesidades</text:p>
      <text:p text:style-name="P15"/>
      <text:h text:style-name="P13"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4">Alcance</text:p>
          </table:table-cell>
          <table:table-cell table:style-name="Tabla2.A1" office:value-type="string">
            <text:p text:style-name="P14">Sección del programa en donde el identificador, como una variable, es conocido.</text:p>
          </table:table-cell>
        </table:table-row>
        <table:table-row>
          <table:table-cell table:style-name="Tabla2.A1" office:value-type="string">
            <text:p text:style-name="P14">Alcance local</text:p>
          </table:table-cell>
          <table:table-cell table:style-name="Tabla2.A1" office:value-type="string">
            <text:p text:style-name="P14">Es una declaración de hecha dentro del cuerpo de una función por lo que solo tiene alcance dentro de la misma.</text:p>
          </table:table-cell>
        </table:table-row>
        <table:table-row>
          <table:table-cell table:style-name="Tabla2.A1" office:value-type="string">
            <text:p text:style-name="P14">Alcance global</text:p>
          </table:table-cell>
          <table:table-cell table:style-name="Tabla2.A1" office:value-type="string">
            <text:p text:style-name="P14">Es una instrucción de declaración hecha fuera de cualquier función, también son conocidas como variables globales.</text:p>
          </table:table-cell>
        </table:table-row>
        <table:table-row>
          <table:table-cell table:style-name="Tabla2.A1" office:value-type="string">
            <text:p text:style-name="P14">Operador de resolución de alcance :: </text:p>
          </table:table-cell>
          <table:table-cell table:style-name="Tabla2.A1" office:value-type="string">
            <text:p text:style-name="P14">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4">Malas practicas</text:p>
          </table:table-cell>
          <table:table-cell table:style-name="Tabla2.A1" office:value-type="string">
            <text:p text:style-name="P14">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4">Buenas prácticas</text:p>
          </table:table-cell>
          <table:table-cell table:style-name="Tabla2.A1" office:value-type="string">
            <text:p text:style-name="P14">Las variables globales deben ser creadas cuando varias funciones comparten la mismas variables o constantes</text:p>
          </table:table-cell>
        </table:table-row>
        <table:table-row>
          <table:table-cell table:style-name="Tabla2.A1" office:value-type="string">
            <text:p text:style-name="P14">Declaración de funciones prototipo</text:p>
          </table:table-cell>
          <table:table-cell table:style-name="Tabla2.A1" office:value-type="string">
            <text:p text:style-name="P14">Colocar la declaración de una función prototipo dentro de una función hace que solo este disponible para la función en la que se ha declarado.</text:p>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
      <text:p text:style-name="P2">Resumen:</text:p>
      <text:p text:style-name="P2"/>
      <text:h text:style-name="P13"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13"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2H47M30S</meta:editing-duration>
    <meta:editing-cycles>8</meta:editing-cycles>
    <meta:generator>LibreOffice/7.5.9.2$Linux_X86_64 LibreOffice_project/50$Build-2</meta:generator>
    <dc:date>2024-03-20T12:40:58.644259773</dc:date>
    <meta:document-statistic meta:table-count="4" meta:image-count="0" meta:object-count="0" meta:page-count="5" meta:paragraph-count="81" meta:word-count="626" meta:character-count="3871" meta:non-whitespace-character-count="3315"/>
    <meta:template xlink:type="simple" xlink:actuate="onRequest" xlink:title="Notas" xlink:href="../../../../Plantillas/Notas.ott" meta:date="2024-03-13T09:43:23.573721749"/>
  </office:meta>
</office:document-meta>
</file>